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1a395e" officeooo:paragraph-rsid="001a395e"/>
    </style:style>
    <style:style style:name="P2" style:family="paragraph" style:parent-style-name="Heading_20_1">
      <style:text-properties fo:language="de" fo:country="DE" officeooo:rsid="00188f7b" officeooo:paragraph-rsid="00188f7b"/>
    </style:style>
    <style:style style:name="P3" style:family="paragraph" style:parent-style-name="Heading_20_2">
      <style:text-properties fo:language="de" fo:country="DE" officeooo:rsid="001a395e" officeooo:paragraph-rsid="001a395e"/>
    </style:style>
    <style:style style:name="P4" style:family="paragraph" style:parent-style-name="Title">
      <style:text-properties fo:language="de" fo:country="DE" officeooo:rsid="00188f7b" officeooo:paragraph-rsid="00188f7b"/>
    </style:style>
    <style:style style:name="T1" style:family="text">
      <style:text-properties officeooo:rsid="001a39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enutzerhandbuch</text:p>
      <text:h text:style-name="P2" text:outline-level="1">Installationsanleitung</text:h>
      <text:h text:style-name="P3" text:outline-level="2">Grundvoraussetzung</text:h>
      <text:p text:style-name="P1">Der Cache-Simulator wurde mithilfe von Java 17 und Gradle entwickelt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20:46:15.933148992</meta:creation-date>
    <dc:date>2023-06-28T21:09:56.425502420</dc:date>
    <meta:editing-duration>PT23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3" meta:character-count="127" meta:non-whitespace-character-count="116"/>
  </office:meta>
</office:document-meta>
</file>